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cee" officeooo:paragraph-rsid="00055cee"/>
    </style:style>
    <style:style style:name="P2" style:family="paragraph" style:parent-style-name="Standard">
      <style:text-properties officeooo:rsid="00055cee" officeooo:paragraph-rsid="00071828"/>
    </style:style>
    <style:style style:name="P3" style:family="paragraph" style:parent-style-name="Standard">
      <style:text-properties officeooo:rsid="00055cee" officeooo:paragraph-rsid="00076306"/>
    </style:style>
    <style:style style:name="P4" style:family="paragraph" style:parent-style-name="Standard">
      <style:text-properties officeooo:rsid="00055cee" officeooo:paragraph-rsid="000d180e"/>
    </style:style>
    <style:style style:name="P5" style:family="paragraph" style:parent-style-name="Standard">
      <style:text-properties officeooo:rsid="000d180e" officeooo:paragraph-rsid="000d180e"/>
    </style:style>
    <style:style style:name="P6" style:family="paragraph" style:parent-style-name="Standard">
      <style:text-properties officeooo:rsid="0016284d" officeooo:paragraph-rsid="0016284d"/>
    </style:style>
    <style:style style:name="P7" style:family="paragraph" style:parent-style-name="Standard">
      <style:text-properties officeooo:rsid="0016fef3" officeooo:paragraph-rsid="0016fef3"/>
    </style:style>
    <style:style style:name="P8" style:family="paragraph" style:parent-style-name="Standard">
      <style:text-properties officeooo:rsid="0017f874" officeooo:paragraph-rsid="0017f874"/>
    </style:style>
    <style:style style:name="P9" style:family="paragraph" style:parent-style-name="Standard">
      <style:text-properties officeooo:rsid="0019a93d" officeooo:paragraph-rsid="0019a93d"/>
    </style:style>
    <style:style style:name="P10" style:family="paragraph" style:parent-style-name="Standard">
      <style:text-properties officeooo:rsid="001cc399" officeooo:paragraph-rsid="001cc399"/>
    </style:style>
    <style:style style:name="P11" style:family="paragraph" style:parent-style-name="Standard">
      <style:text-properties fo:font-weight="bold" officeooo:rsid="001e2f6e" officeooo:paragraph-rsid="001e2f6e" style:font-weight-asian="bold" style:font-weight-complex="bold"/>
    </style:style>
    <style:style style:name="P12" style:family="paragraph" style:parent-style-name="Standard">
      <style:text-properties fo:font-weight="bold" officeooo:rsid="001cc399" officeooo:paragraph-rsid="001cc399" style:font-weight-asian="bold" style:font-weight-complex="bold"/>
    </style:style>
    <style:style style:name="P13" style:family="paragraph" style:parent-style-name="Standard">
      <style:text-properties fo:font-weight="bold" officeooo:rsid="0016fef3" officeooo:paragraph-rsid="0016fef3" style:font-weight-asian="bold" style:font-weight-complex="bold"/>
    </style:style>
    <style:style style:name="P14" style:family="paragraph" style:parent-style-name="Standard">
      <style:text-properties fo:font-weight="bold" officeooo:rsid="0016284d" officeooo:paragraph-rsid="0016284d" style:font-weight-asian="bold" style:font-weight-complex="bold"/>
    </style:style>
    <style:style style:name="P15" style:family="paragraph" style:parent-style-name="Standard">
      <style:text-properties fo:font-weight="bold" officeooo:rsid="0019e5f6" officeooo:paragraph-rsid="0019e5f6" style:font-weight-asian="bold" style:font-weight-complex="bold"/>
    </style:style>
    <style:style style:name="P16" style:family="paragraph" style:parent-style-name="Standard">
      <style:text-properties officeooo:rsid="002189c2" officeooo:paragraph-rsid="002189c2"/>
    </style:style>
    <style:style style:name="P17" style:family="paragraph" style:parent-style-name="Standard">
      <style:text-properties officeooo:rsid="0022b53c" officeooo:paragraph-rsid="0022b53c"/>
    </style:style>
    <style:style style:name="P18" style:family="paragraph" style:parent-style-name="Standard">
      <style:text-properties officeooo:rsid="0023b9ce" officeooo:paragraph-rsid="0023b9ce"/>
    </style:style>
    <style:style style:name="T1" style:family="text">
      <style:text-properties officeooo:rsid="00068391"/>
    </style:style>
    <style:style style:name="T2" style:family="text">
      <style:text-properties officeooo:rsid="00071828"/>
    </style:style>
    <style:style style:name="T3" style:family="text">
      <style:text-properties officeooo:rsid="00076306"/>
    </style:style>
    <style:style style:name="T4" style:family="text">
      <style:text-properties officeooo:rsid="000a367a"/>
    </style:style>
    <style:style style:name="T5" style:family="text">
      <style:text-properties officeooo:rsid="000d180e"/>
    </style:style>
    <style:style style:name="T6" style:family="text">
      <style:text-properties officeooo:rsid="000ee50a"/>
    </style:style>
    <style:style style:name="T7" style:family="text">
      <style:text-properties officeooo:rsid="0017266b"/>
    </style:style>
    <style:style style:name="T8" style:family="text">
      <style:text-properties officeooo:rsid="0017a32e"/>
    </style:style>
    <style:style style:name="T9" style:family="text">
      <style:text-properties officeooo:rsid="00188971"/>
    </style:style>
    <style:style style:name="T10" style:family="text">
      <style:text-properties officeooo:rsid="0019a93d"/>
    </style:style>
    <style:style style:name="T11" style:family="text">
      <style:text-properties officeooo:rsid="002189c2"/>
    </style:style>
    <style:style style:name="T12" style:family="text">
      <style:text-properties officeooo:rsid="002513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x ip : <text:a xlink:type="simple" xlink:href="http://192.168.0.250/" text:style-name="Internet_20_link" text:visited-style-name="Visited_20_Internet_20_Link">http://192.168.</text:a><text:a xlink:type="simple" xlink:href="http://192.168.0.250/" text:style-name="Internet_20_link" text:visited-style-name="Visited_20_Internet_20_Link"><text:span text:style-name="T4">2</text:span></text:a><text:a xlink:type="simple" xlink:href="http://192.168.0.250/" text:style-name="Internet_20_link" text:visited-style-name="Visited_20_Internet_20_Link">.250</text:a></text:p>
      <text:p text:style-name="P1"><text:span text:style-name="T1">$</text:span>ping 192.168.<text:span text:style-name="T4">2</text:span>.250</text:p>
      <text:p text:style-name="P3"><text:s/><text:a xlink:type="simple" xlink:href="http://192.168.0.250/scripts/" text:style-name="Internet_20_link" text:visited-style-name="Visited_20_Internet_20_Link">http://192.168.</text:a><text:a xlink:type="simple" xlink:href="http://192.168.0.250/scripts/" text:style-name="Internet_20_link" text:visited-style-name="Visited_20_Internet_20_Link"><text:span text:style-name="T4">2</text:span></text:a><text:a xlink:type="simple" xlink:href="http://192.168.0.250/scripts/" text:style-name="Internet_20_link" text:visited-style-name="Visited_20_Internet_20_Link">.250/</text:a><text:span text:style-name="T3">downloads/ </text:span></text:p>
      <text:p text:style-name="P2"><text:s/><text:a xlink:type="simple" xlink:href="http://192.168.0.250/scripts/" text:style-name="Internet_20_link" text:visited-style-name="Visited_20_Internet_20_Link">http://192.168.</text:a><text:a xlink:type="simple" xlink:href="http://192.168.0.250/scripts/" text:style-name="Internet_20_link" text:visited-style-name="Visited_20_Internet_20_Link"><text:span text:style-name="T4">2</text:span></text:a><text:a xlink:type="simple" xlink:href="http://192.168.0.250/scripts/" text:style-name="Internet_20_link" text:visited-style-name="Visited_20_Internet_20_Link">.250/</text:a><text:a xlink:type="simple" xlink:href="http://192.168.0.250/scripts/" text:style-name="Internet_20_link" text:visited-style-name="Visited_20_Internet_20_Link"><text:span text:style-name="T2">scripts/</text:span></text:a><text:span text:style-name="T2"> </text:span></text:p>
      <text:p text:style-name="P2"/>
      <text:p text:style-name="P2">gist@gist-OptiPlex-3020:~$ sudo bash</text:p>
      <text:p text:style-name="P2">[sudo] password for gist: <text:s text:c="5"/></text:p>
      <text:p text:style-name="P2">root@gist-OptiPlex-3020:~# dpkg -l</text:p>
      <text:p text:style-name="P2"># dpkg -l | grep codeblocks</text:p>
      <text:p text:style-name="P2"/>
      <text:p text:style-name="P5">to install packages</text:p>
      <text:p text:style-name="P2"><text:span text:style-name="T5">using </text:span># apt-get</text:p>
      <text:p text:style-name="P5">first search </text:p>
      <text:p text:style-name="P2"># apt-<text:span text:style-name="T5">cache search codeblocks</text:span></text:p>
      <text:p text:style-name="P5">show</text:p>
      <text:p text:style-name="P4"># apt-<text:span text:style-name="T5">cache show codeblocks</text:span></text:p>
      <text:p text:style-name="P4"/>
      <text:p text:style-name="P4">$ sudo apt-get install codeblocks <text:s text:c="2"/>//<text:span text:style-name="T6">intall </text:span></text:p>
      <text:p text:style-name="P4"/>
      <text:p text:style-name="P4">gist@gist-OptiPlex-3020:~$ cd /etc/apt</text:p>
      <text:p text:style-name="P4">gist@gist-OptiPlex-3020:/etc/apt$ ls -l</text:p>
      <text:p text:style-name="P4"/>
      <text:p text:style-name="P4"/>
      <text:p text:style-name="P4">gist@gist-OptiPlex-3020:/etc/apt$ cat sources.list</text:p>
      <text:p text:style-name="P4"/>
      <text:p text:style-name="P4">gist@gist-OptiPlex-3020:/etc/apt$ sudo nano sources.list</text:p>
      <text:p text:style-name="P4"/>
      <text:p text:style-name="P4">gist@gist-OptiPlex-3020:/etc/apt$ sudo wget <text:a xlink:type="simple" xlink:href="http://192.168.2.250/scripts/sources.list" text:style-name="Internet_20_link" text:visited-style-name="Visited_20_Internet_20_Link">http://192.168.2.250/scripts/sources.list</text:a></text:p>
      <text:p text:style-name="P4"/>
      <text:p text:style-name="P4">gist@gist-OptiPlex-3020:/etc/apt$ sudo apt-get update</text:p>
      <text:p text:style-name="P4"/>
      <text:p text:style-name="P4">gist@gist-OptiPlex-3020:~$ wget <text:a xlink:type="simple" xlink:href="http://192.168.2.250/scripts/common.sh" text:style-name="Internet_20_link" text:visited-style-name="Visited_20_Internet_20_Link">http://192.168.2.250/scripts/common.sh</text:a></text:p>
      <text:p text:style-name="P4"/>
      <text:p text:style-name="P4">gist@gist-OptiPlex-3020:~$ sudo bash common.sh</text:p>
      <text:p text:style-name="P4"/>
      <text:p text:style-name="P4"/>
      <text:p text:style-name="P14">Labs:</text:p>
      <text:p text:style-name="P6">go to <text:s text:c="6"/><text:a xlink:type="simple" xlink:href="http://192.168.2.250/downloads/" text:style-name="Internet_20_link" text:visited-style-name="Visited_20_Internet_20_Link">http://192.168.2.250/downloads/</text:a></text:p>
      <text:p text:style-name="P6">---<text:span text:style-name="T7">search </text:span></text:p>
      <text:p text:style-name="P6">gist@gist-OptiPlex-3020:~$ apt-cache search idle | grep python</text:p>
      <text:p text:style-name="P7"/>
      <text:p text:style-name="P7">--- <text:span text:style-name="T8">In java</text:span></text:p>
      <text:p text:style-name="P15">Ntbeans:</text:p>
      <text:p text:style-name="P7">gist@gist-OptiPlex-3020:~$ wget http://192.168.2.250/downloads/java/Apache-NetBeans-11.2-bin-linux-x64.sh</text:p>
      <text:p text:style-name="P7">--2020-12-18 12:42:12-- <text:s/>http://192.168.2.250/downloads/java/Apache-NetBeans-11.2-bin-linux-x64.sh</text:p>
      <text:p text:style-name="P7">Connecting to 192.168.2.250:80... connected.</text:p>
      <text:p text:style-name="P7">HTTP request sent, awaiting response... 200 OK</text:p>
      <text:p text:style-name="P7">Length: 184175616 (176M) [application/x-sh]</text:p>
      <text:p text:style-name="P7">Saving to: ‘Apache-NetBeans-11.2-bin-linux-x64.sh’</text:p>
      <text:p text:style-name="P7"/>
      <text:p text:style-name="P7"><text:soft-page-break/>Apache-NetBeans-11.2-bin-linux-x64.sh <text:s text:c="12"/>100%[===========================================================================================================&gt;] 175.64M <text:s/>1.46MB/s <text:s text:c="3"/>in 60s <text:s text:c="4"/></text:p>
      <text:p text:style-name="P7"/>
      <text:p text:style-name="P7">2020-12-18 12:43:12 (2.91 MB/s) - ‘Apache-NetBeans-11.2-bin-linux-x64.sh’ saved [184175616/184175616]</text:p>
      <text:p text:style-name="P7"/>
      <text:p text:style-name="P7">gist@gist-OptiPlex-3020:~$ ls</text:p>
      <text:p text:style-name="P7"><text:s/>Android <text:s text:c="10"/>android-studio-ide-191.6010548-linux.tar.gz <text:s text:c="2"/>common.sh <text:s text:c="2"/>Downloads <text:s text:c="5"/>history.txt <text:s text:c="19"/>Pictures <text:s text:c="2"/>'Untitled Document'</text:p>
      <text:p text:style-name="P7"><text:s/>Android-sdk.zip <text:s text:c="2"/>AndroidStudioProjects <text:s text:c="24"/>Desktop <text:s text:c="4"/>hiostory.txt <text:s text:c="2"/>jdk-13.0.1_linux-x64_bin.deb <text:s text:c="2"/>Public <text:s text:c="5"/>Videos</text:p>
      <text:p text:style-name="P7"><text:s/>android-studio <text:s text:c="3"/>Apache-NetBeans-11.2-bin-linux-x64.sh <text:s text:c="8"/>Documents <text:s text:c="2"/>history <text:s text:c="7"/>Music <text:s text:c="25"/>Templates</text:p>
      <text:p text:style-name="P8">------<text:span text:style-name="T10">install</text:span></text:p>
      <text:p text:style-name="P7">gist@gist-OptiPlex-3020:~$ sudo bash ./Apache-NetBeans-11.2-bin-linux-x64.sh</text:p>
      <text:p text:style-name="P7">[sudo] password for gist: <text:s text:c="5"/></text:p>
      <text:p text:style-name="P7">Configuring the installer...</text:p>
      <text:p text:style-name="P7">Searching for JVM on the system...</text:p>
      <text:p text:style-name="P7">Extracting installation data...</text:p>
      <text:p text:style-name="P7">Running the installer wizard...</text:p>
      <text:p text:style-name="P7"/>
      <text:p text:style-name="P13"><text:span text:style-name="T9">jdk :</text:span></text:p>
      <text:p text:style-name="P7"/>
      <text:p text:style-name="P7">gist@gist-OptiPlex-3020:~$ wget http://192.168.2.250/downloads/java/jdk-13.0.1_linux-x64_bin.deb</text:p>
      <text:p text:style-name="P7">--2020-12-18 12:48:23-- <text:s/>http://192.168.2.250/downloads/java/jdk-13.0.1_linux-x64_bin.deb</text:p>
      <text:p text:style-name="P7">Connecting to 192.168.2.250:80... connected.</text:p>
      <text:p text:style-name="P7">HTTP request sent, awaiting response... 200 OK</text:p>
      <text:p text:style-name="P7">Length: 163454002 (156M) [text/plain]</text:p>
      <text:p text:style-name="P7">Saving to: ‘jdk-13.0.1_linux-x64_bin.deb.1’</text:p>
      <text:p text:style-name="P7"/>
      <text:p text:style-name="P7">jdk-13.0.1_linux-x64_bin.deb.1 <text:s text:c="19"/>100%[===========================================================================================================&gt;] 155.88M <text:s/>11.2MB/s <text:s text:c="3"/>in 14s <text:s text:c="4"/></text:p>
      <text:p text:style-name="P7"/>
      <text:p text:style-name="P7">2020-12-18 12:48:37 (11.2 MB/s) - ‘jdk-13.0.1_linux-x64_bin.deb.1’ saved [163454002/163454002]</text:p>
      <text:p text:style-name="P7"/>
      <text:p text:style-name="P7">gist@gist-OptiPlex-3020:~$ ls </text:p>
      <text:p text:style-name="P7"><text:s/>Android <text:s text:c="10"/>android-studio-ide-191.6010548-linux.tar.gz <text:s text:c="2"/>common.sh <text:s text:c="2"/>Downloads <text:s text:c="5"/>history.txt <text:s text:c="21"/>Music <text:s text:c="5"/>Templates</text:p>
      <text:p text:style-name="P7"><text:s/>Android-sdk.zip <text:s text:c="2"/>AndroidStudioProjects <text:s text:c="24"/>Desktop <text:s text:c="4"/>hiostory.txt <text:s text:c="2"/>jdk-13.0.1_linux-x64_bin.deb <text:s text:c="4"/>Pictures <text:s/>'Untitled Document'</text:p>
      <text:p text:style-name="P7"><text:s/>android-studio <text:s text:c="3"/>Apache-NetBeans-11.2-bin-linux-x64.sh <text:s text:c="8"/>Documents <text:s text:c="2"/>history <text:s text:c="7"/>jdk-13.0.1_linux-x64_bin.deb.1 <text:s text:c="2"/>Public <text:s text:c="4"/>Videos</text:p>
      <text:p text:style-name="P7"/>
      <text:p text:style-name="P9">---install</text:p>
      <text:p text:style-name="P7">gist@gist-OptiPlex-3020:~$ sudo dpkg -i jdk-13.0.1_linux-x64_bin.deb</text:p>
      <text:p text:style-name="P7">(Reading database ... 264907 files and directories currently installed.)</text:p>
      <text:p text:style-name="P7">Preparing to unpack jdk-13.0.1_linux-x64_bin.deb ...</text:p>
      <text:p text:style-name="P7">Unpacking jdk-13.0.1 (13.0.1-1) over (13.0.1-1) ...</text:p>
      <text:p text:style-name="P7"><text:soft-page-break/>Setting up jdk-13.0.1 (13.0.1-1) ...</text:p>
      <text:p text:style-name="P7">gist@gist-OptiPlex-3020:~$ </text:p>
      <text:p text:style-name="P7"/>
      <text:p text:style-name="P7"/>
      <text:p text:style-name="P12">video recorder:</text:p>
      <text:p text:style-name="P10"/>
      <text:p text:style-name="P10">gist@gist-OptiPlex-3020:~$ sudo apt-get install kazam</text:p>
      <text:p text:style-name="P10"/>
      <text:p text:style-name="P11">UML:</text:p>
      <text:p text:style-name="P10"/>
      <text:p text:style-name="P10">gist@gist-OptiPlex-3020:~$ wget http://192.168.2.250/downloads/development/ArgoUML-0.34.zip</text:p>
      <text:p text:style-name="P10">--2020-12-18 13:01:57-- <text:s/>http://192.168.2.250/downloads/development/ArgoUML-0.34.zip</text:p>
      <text:p text:style-name="P10">Connecting to 192.168.2.250:80... connected.</text:p>
      <text:p text:style-name="P10">HTTP request sent, awaiting response... 200 OK</text:p>
      <text:p text:style-name="P10">Length: 16522645 (16M) [application/zip]</text:p>
      <text:p text:style-name="P10">Saving to: ‘ArgoUML-0.34.zip’</text:p>
      <text:p text:style-name="P10"/>
      <text:p text:style-name="P10">ArgoUML-0.34.zip <text:s text:c="33"/>100%[===========================================================================================================&gt;] <text:s/>15.76M <text:s/>11.0MB/s <text:s text:c="3"/>in 1.4s <text:s text:c="3"/></text:p>
      <text:p text:style-name="P10"/>
      <text:p text:style-name="P10">2020-12-18 13:01:59 (11.0 MB/s) - ‘ArgoUML-0.34.zip’ saved [16522645/16522645]</text:p>
      <text:p text:style-name="P10"/>
      <text:p text:style-name="P10">gist@gist-OptiPlex-3020:~$ ls </text:p>
      <text:p text:style-name="P10"><text:s/>Android <text:s text:c="38"/>AndroidStudioProjects <text:s text:c="18"/>Desktop <text:s text:c="4"/>good.c <text:s text:c="8"/>history.txt <text:s text:c="21"/>Pictures <text:s text:c="12"/>Videos</text:p>
      <text:p text:style-name="P10"><text:s/>Android-sdk.zip <text:s text:c="30"/>Apache-NetBeans-11.2-bin-linux-x64.sh <text:s text:c="2"/>Documents <text:s text:c="2"/>good.o <text:s text:c="8"/>jdk-13.0.1_linux-x64_bin.deb <text:s text:c="4"/>Public</text:p>
      <text:p text:style-name="P10"><text:s/>android-studio <text:s text:c="31"/>ArgoUML-0.34.zip <text:s text:c="23"/>Downloads <text:s text:c="2"/>hiostory.txt <text:s text:c="2"/>jdk-13.0.1_linux-x64_bin.deb.1 <text:s text:c="2"/>Templates</text:p>
      <text:p text:style-name="P10"><text:s/>android-studio-ide-191.6010548-linux.tar.gz <text:s text:c="2"/>common.sh <text:s text:c="30"/>good <text:s text:c="7"/>history <text:s text:c="7"/>Music <text:s text:c="26"/>'Untitled Document'</text:p>
      <text:p text:style-name="P10">gist@gist-OptiPlex-3020:~$ unzip ArgoUML-0.34.zip </text:p>
      <text:p text:style-name="P10"/>
      <text:p text:style-name="P10">gist@gist-OptiPlex-3020:~$ cd argouml-0.34 </text:p>
      <text:p text:style-name="P10"/>
      <text:p text:style-name="P10">gist@gist-OptiPlex-3020:~/argouml-0.34$ java -jar argouml.jar</text:p>
      <text:p text:style-name="P10"/>
      <text:p text:style-name="P16">mysql:</text:p>
      <text:p text:style-name="P10"><text:span text:style-name="T11">check <text:s text:c="2"/></text:span>gist@gist-OptiPlex-3020:~$ dpkg -l | grep mysql</text:p>
      <text:p text:style-name="P10">gist@gist-OptiPlex-3020:~$ sudo apt-get install mysqls</text:p>
      <text:p text:style-name="P10">Reading package lists... Done</text:p>
      <text:p text:style-name="P10">Building dependency tree <text:s text:c="6"/></text:p>
      <text:p text:style-name="P10">Reading state information... Done</text:p>
      <text:p text:style-name="P10">E: Unable to locate package mysqls</text:p>
      <text:p text:style-name="P10">gist@gist-OptiPlex-3020:~$ sudo apt-get install mysql-server</text:p>
      <text:p text:style-name="P10"/>
      <text:p text:style-name="P17">$sudo systemctl start mysql</text:p>
      <text:p text:style-name="P17">$sudo systemctl enable mysql</text:p>
      <text:p text:style-name="P18">$mysql -u root -<text:span text:style-name="T12">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1:22:53.071231440</meta:creation-date>
    <meta:generator>LibreOffice/6.0.7.3$Linux_X86_64 LibreOffice_project/00m0$Build-3</meta:generator>
    <dc:date>2020-12-18T13:14:43.239098381</dc:date>
    <meta:editing-duration>PT1H40M51S</meta:editing-duration>
    <meta:editing-cycles>28</meta:editing-cycles>
    <meta:document-statistic meta:table-count="0" meta:image-count="0" meta:object-count="0" meta:page-count="3" meta:paragraph-count="98" meta:word-count="410" meta:character-count="5676" meta:non-whitespace-character-count="4714"/>
  </office:meta>
</office:document-meta>
</file>